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69cm"/>
    </style:style>
    <style:style style:name="co2" style:family="table-column">
      <style:table-column-properties fo:break-before="auto" style:column-width="4.644cm"/>
    </style:style>
    <style:style style:name="co3" style:family="table-column">
      <style:table-column-properties fo:break-before="auto" style:column-width="3.598cm"/>
    </style:style>
    <style:style style:name="co4" style:family="table-column">
      <style:table-column-properties fo:break-before="auto" style:column-width="3.4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3.632cm" fo:break-before="auto" style:use-optimal-row-height="true"/>
    </style:style>
    <style:style style:name="ro7" style:family="table-row">
      <style:table-row-properties style:row-height="2.738cm" fo:break-before="auto" style:use-optimal-row-height="true"/>
    </style:style>
    <style:style style:name="ro8" style:family="table-row">
      <style:table-row-properties style:row-height="8.10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993300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language="en" fo:country="US" style:font-name-asian="Segoe UI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3" style:family="table-cell" style:parent-style-name="Default">
      <style:text-properties fo:font-size="12pt" fo:language="en" fo:country="US" style:font-name-asian="Segoe UI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4" style:family="table-cell" style:parent-style-name="Default">
      <style:text-properties fo:font-size="12pt"/>
    </style:style>
    <style:style style:name="ce5" style:family="table-cell" style:parent-style-name="Default"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96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96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96" style:font-name="Liberation Sans" fo:font-size="10pt" fo:language="en" fo:country="US" style:font-name-asian="Segoe UI" style:font-size-asian="10pt" style:language-asian="en" style:country-asian="US" style:font-name-complex="Tahoma" style:font-size-complex="10pt" style:language-complex="en" style:country-complex="US"/>
    </style:style>
    <style:style style:name="T1" style:family="text">
      <style:text-properties fo:font-size="12pt"/>
    </style:style>
    <style:style style:name="T2" style:family="text">
      <style:text-properties fo:font-size="12pt" fo:color="#993300"/>
    </style:style>
    <style:style style:name="T3" style:family="text">
      <style:text-properties fo:color="#993300"/>
    </style:style>
    <style:style style:name="T4" style:family="text">
      <style:text-properties fo:color="#000096" fo:font-size="12pt"/>
    </style:style>
    <style:style style:name="T5" style:family="text">
      <style:text-properties fo:font-size="12pt" fo:color="#f5844c"/>
    </style:style>
    <style:style style:name="T6" style:family="text">
      <style:text-properties fo:font-size="12pt" fo:color="#ff8040"/>
    </style:style>
    <style:style style:name="T7" style:family="text">
      <style:text-properties fo:font-size="12pt" fo:color="#000096"/>
    </style:style>
    <style:style style:name="T8" style:family="text">
      <style:text-properties fo:font-size="12pt" fo:color="#000000"/>
    </style:style>
    <style:style style:name="T9" style:family="text">
      <style:text-properties fo:color="#000000" fo:font-size="12pt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old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/xhtml:html/xhtml:head/xf:model/xf:instance/@id</text:p>
          </table:table-cell>
          <table:table-cell table:style-name="ce1" office:value-type="string" calcext:value-type="string">
            <text:p>fr-form-instance</text:p>
          </table:table-cell>
          <table:table-cell office:value-type="string" calcext:value-type="string">
            <text:p>à conserver</text:p>
          </table:table-cell>
          <table:table-cell office:value-type="string" calcext:value-type="string">
            <text:p>imposed by Orbeon</text:p>
          </table:table-cell>
        </table:table-row>
        <table:table-row table:style-name="ro2">
          <table:table-cell office:value-type="string" calcext:value-type="string">
            <text:p>/xhtml:html/xhtml:head/xf:model/xf:instance/@id</text:p>
          </table:table-cell>
          <table:table-cell table:style-name="ce1" office:value-type="string" calcext:value-type="string">
            <text:p>fr-form-modeles</text:p>
          </table:table-cell>
          <table:table-cell table:style-name="ce1" office:value-type="string" calcext:value-type="string">
            <text:p>fr-form-loop-model</text:p>
          </table:table-cell>
          <table:table-cell office:value-type="string" calcext:value-type="string">
            <text:p>fr-form-model is the @id of the parent</text:p>
          </table:table-cell>
        </table:table-row>
        <table:table-row table:style-name="ro1">
          <table:table-cell office:value-type="string" calcext:value-type="string">
            <text:p>/xhtml:html/xhtml:head/xf:model/xf:instance</text:p>
          </table:table-cell>
          <table:table-cell table:style-name="Default" office:value-type="string" calcext:value-type="string">
            <text:p>modeles</text:p>
          </table:table-cell>
          <table:table-cell office:value-type="string" calcext:value-type="string">
            <text:p>MODELS</text:p>
          </table:table-cell>
          <table:table-cell/>
        </table:table-row>
        <table:table-row table:style-name="ro1">
          <table:table-cell office:value-type="string" calcext:value-type="string">
            <text:p>INSEE-SIMPSONS-QG-2-1-3-INSEE-SIMPSONS-CL-CL_ANIMALS-entete-1</text:p>
          </table:table-cell>
          <table:table-cell table:style-name="ce6" office:value-type="string" calcext:value-type="string">
            <text:p>-entete-</text:p>
          </table:table-cell>
          <table:table-cell table:style-name="ce9" office:value-type="string" calcext:value-type="string">
            <text:p>-HEADER-</text:p>
          </table:table-cell>
          <table:table-cell office:value-type="string" calcext:value-type="string">
            <text:p>element created by concatenation <text:s/>; source : templates.fods : C12</text:p>
          </table:table-cell>
        </table:table-row>
        <table:table-row table:style-name="ro2">
          <table:table-cell table:style-name="ce1" office:value-type="string" calcext:value-type="string">
            <text:p>INSEE-SIMPSONS-CI-4-2-INSEE-SIMPSONS-ERREUR-4</text:p>
          </table:table-cell>
          <table:table-cell table:style-name="Default"/>
          <table:table-cell/>
          <table:table-cell office:value-type="string" calcext:value-type="string">
            <text:p>no change : the word -ERREUR- is in the DDI</text:p>
          </table:table-cell>
        </table:table-row>
        <table:table-row table:style-name="ro3">
          <table:table-cell office:value-type="string" calcext:value-type="string">
            <text:p>/xhtml:html/xhtml:head/xf:model/xf:bind[@id='fr-form-instance-binds']</text:p>
          </table:table-cell>
          <table:table-cell table:style-name="ce5" office:value-type="string" calcext:value-type="string">
            <text:p><text:span text:style-name="T4">&lt;xf:bind</text:span><text:span text:style-name="T5"> id</text:span><text:span text:style-name="T6">=</text:span><text:span text:style-name="T2">"VALIDATION-bind"</text:span><text:span text:style-name="T5"> name</text:span><text:span text:style-name="T6">=</text:span><text:span text:style-name="T2">"VALIDATION"</text:span><text:span text:style-name="T5"> ref</text:span><text:span text:style-name="T6">=</text:span><text:span text:style-name="T2">"VALIDATION"</text:span><text:span text:style-name="T5">               relevant</text:span><text:span text:style-name="T6">=</text:span><text:span text:style-name="T2">"instance('fr-form-instance')/stromae/util/expedie='non'"</text:span><text:span text:style-name="T7">/&gt;</text:span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/xhtml:html/xhtml:head/xf:model/xf:bind[@id='fr-form-instance-binds']</text:p>
          </table:table-cell>
          <table:table-cell table:style-name="ce5" office:value-type="string" calcext:value-type="string">
            <text:p><text:span text:style-name="T4">&lt;xf:bind</text:span><text:span text:style-name="T5"> id</text:span><text:span text:style-name="T6">=</text:span><text:span text:style-name="T2">"CONFIRMATION-bind"</text:span><text:span text:style-name="T5"> name</text:span><text:span text:style-name="T6">=</text:span><text:span text:style-name="T2">"CONFIRMATION"</text:span><text:span text:style-name="T5"> ref</text:span><text:span text:style-name="T6">=</text:span><text:span text:style-name="T2">"CONFIRMATION"</text:span><text:span text:style-name="T5">               relevant</text:span><text:span text:style-name="T6">=</text:span><text:span text:style-name="T2">"instance('fr-form-instance')/stromae/util/expedie='non'"</text:span><text:span text:style-name="T7">/&gt;</text:span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/xhtml:html/xhtml:head/xf:model/xf:bind[@id='fr-form-instance-binds']</text:p>
          </table:table-cell>
          <table:table-cell table:style-name="ce5" office:value-type="string" calcext:value-type="string">
            <text:p><text:span text:style-name="T4">&lt;xf:bind</text:span><text:span text:style-name="T5"> id</text:span><text:span text:style-name="T6">=</text:span><text:span text:style-name="T2">"FIN-bind"</text:span><text:span text:style-name="T5"> name</text:span><text:span text:style-name="T6">=</text:span><text:span text:style-name="T2">"FIN"</text:span><text:span text:style-name="T5"> ref</text:span><text:span text:style-name="T6">=</text:span><text:span text:style-name="T2">"FIN"</text:span><text:span text:style-name="T7">/&gt;</text:span>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/xhtml:html/xhtml:head/xf:model/xf:bind[@id='fr-form-instance-binds']</text:p>
          </table:table-cell>
          <table:table-cell table:style-name="ce5" office:value-type="string" calcext:value-type="string">
            <text:p><text:span text:style-name="T4">&lt;xf:bind</text:span><text:span text:style-name="T5"> id</text:span><text:span text:style-name="T6">=</text:span><text:span text:style-name="T2">"nomSectionCourante-bind"</text:span><text:span text:style-name="T5"> name</text:span><text:span text:style-name="T6">=</text:span><text:span text:style-name="T2">"nomSectionCourante"</text:span><text:span text:style-name="T5">               ref</text:span><text:span text:style-name="T6">=</text:span><text:span text:style-name="T2">"stromae/util/nomSectionCourante"</text:span><text:span text:style-name="T5">               calculate</text:span><text:span text:style-name="T6">=</text:span><text:span text:style-name="T2">"(instance('fr-form-instance')/*[child::* and not(name()='stromae')])[position()=number(instance('fr-form-instance')/stromae/util/sectionCourante)]/name()"</text:span><text:span text:style-name="T5">            </text:span><text:span text:style-name="T7">/&gt;</text:span></text:p>
          </table:table-cell>
          <table:table-cell table:number-columns-repeated="2"/>
        </table:table-row>
        <table:table-row table:style-name="ro6">
          <table:table-cell table:style-name="ce2" office:value-type="string" calcext:value-type="string">
            <text:p><text:span text:style-name="T1">/xhtml:html/xhtml:head/xf:model[@id='</text:span><text:span text:style-name="T2">fr-form-model</text:span><text:span text:style-name="T1">']</text:span></text:p>
          </table:table-cell>
          <table:table-cell table:style-name="ce5" office:value-type="string" calcext:value-type="string">
            <text:p><text:span text:style-name="T4">&lt;xf:instance</text:span><text:span text:style-name="T5"> id</text:span><text:span text:style-name="T6">=</text:span><text:span text:style-name="T2">"donnees-pilotage"</text:span><text:span text:style-name="T7">&gt;</text:span><text:span text:style-name="T8">            </text:span><text:span text:style-name="T7">&lt;InformationsQuestionnaire&gt;</text:span><text:span text:style-name="T8">               </text:span><text:span text:style-name="T7">&lt;UniteEnquetee&gt;</text:span><text:span text:style-name="T8">                  </text:span><text:span text:style-name="T7">&lt;BarreFixe/&gt;</text:span><text:span text:style-name="T8">                  </text:span><text:span text:style-name="T7">&lt;LabelUniteEnquetee/&gt;</text:span><text:span text:style-name="T8">               </text:span><text:span text:style-name="T7">&lt;/UniteEnquetee&gt;</text:span><text:span text:style-name="T8">            </text:span><text:span text:style-name="T7">&lt;/InformationsQuestionnaire&gt;</text:span><text:span text:style-name="T8">         </text:span><text:span text:style-name="T7">&lt;/xf:instance&gt;</text:span></text:p>
          </table:table-cell>
          <table:table-cell table:number-columns-repeated="2"/>
        </table:table-row>
        <table:table-row table:style-name="ro7">
          <table:table-cell table:style-name="ce2" office:value-type="string" calcext:value-type="string">
            <text:p><text:span text:style-name="T1">/xhtml:html/xhtml:head/xf:model[@id='</text:span><text:span text:style-name="T2">fr-form-model</text:span><text:span text:style-name="T1">']</text:span></text:p>
          </table:table-cell>
          <table:table-cell table:style-name="ce5" office:value-type="string" calcext:value-type="string">
            <text:p><text:span text:style-name="T4">&lt;xf:bind</text:span><text:span text:style-name="T5"> id</text:span><text:span text:style-name="T6">=</text:span><text:span text:style-name="T2">"donnees-pilotage-binds"</text:span><text:span text:style-name="T5"> ref</text:span><text:span text:style-name="T6">=</text:span><text:span text:style-name="T2">"instance('donnees-pilotage')"</text:span><text:span text:style-name="T7">&gt;</text:span><text:span text:style-name="T8">            </text:span><text:span text:style-name="T7">&lt;xf:bind</text:span><text:span text:style-name="T5"> id</text:span><text:span text:style-name="T6">=</text:span><text:span text:style-name="T2">"UniteEnquetee-bind"</text:span><text:span text:style-name="T5"> ref</text:span><text:span text:style-name="T6">=</text:span><text:span text:style-name="T2">"UniteEnquetee"</text:span><text:span text:style-name="T7">&gt;</text:span><text:span text:style-name="T8">               </text:span><text:span text:style-name="T7">&lt;xf:bind</text:span><text:span text:style-name="T5"> id</text:span><text:span text:style-name="T6">=</text:span><text:span text:style-name="T2">"BarreFixe-bind"</text:span><text:span text:style-name="T5"> ref</text:span><text:span text:style-name="T6">=</text:span><text:span text:style-name="T2">"BarreFixe"</text:span><text:span text:style-name="T7">/&gt;</text:span><text:span text:style-name="T8">               </text:span><text:span text:style-name="T7">&lt;xf:bind</text:span><text:span text:style-name="T5"> id</text:span><text:span text:style-name="T6">=</text:span><text:span text:style-name="T2">"LabelUniteEnquetee-bind"</text:span><text:span text:style-name="T5"> ref</text:span><text:span text:style-name="T6">=</text:span><text:span text:style-name="T2">"LabelUniteEnquetee"</text:span><text:span text:style-name="T7">/&gt;</text:span><text:span text:style-name="T8">            </text:span><text:span text:style-name="T7">&lt;/xf:bind&gt;</text:span><text:span text:style-name="T8">         </text:span><text:span text:style-name="T7">&lt;/xf:bind&gt;</text:span>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/xhtml:html/xhtml:head/xf:model/xf:instance[@id='<text:span text:style-name="T3">fr-form-resources</text:span>']/resources/resource/*/label/p/span</text:p>
          </table:table-cell>
          <table:table-cell table:style-name="ce7" office:value-type="string" calcext:value-type="string">
            <text:p>@class="bloc"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/xhtml:html/xhtml:head/xf:model/xf:instance[@id='<text:span text:style-name="T3">fr-form-resources</text:span>']/resources/resource</text:p>
          </table:table-cell>
          <table:table-cell office:value-type="string" calcext:value-type="string">
            <text:p>VALIDATION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/xhtml:html/xhtml:head/xf:model/xf:instance[@id='<text:span text:style-name="T3">fr-form-resources</text:span>']/resources/resource</text:p>
          </table:table-cell>
          <table:table-cell office:value-type="string" calcext:value-type="string">
            <text:p>CONFIRMATION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/xhtml:html/xhtml:head/xf:model/xf:instance[@id='<text:span text:style-name="T3">fr-form-resources</text:span>']/resources/resource</text:p>
          </table:table-cell>
          <table:table-cell office:value-type="string" calcext:value-type="string">
            <text:p>FIN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/xhtml:html/xhtml:head/xf:model/xf:instance[@id='<text:span text:style-name="T3">fr-form-resources</text:span>']/resources/resource</text:p>
          </table:table-cell>
          <table:table-cell office:value-type="string" calcext:value-type="string">
            <text:p>BarreFixe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/xhtml:html/xhtml:head/xf:model/xf:instance[@id='<text:span text:style-name="T3">fr-form-resources</text:span>']/resources/resource</text:p>
          </table:table-cell>
          <table:table-cell office:value-type="string" calcext:value-type="string">
            <text:p>avancement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span text:style-name="T1">/xhtml:html/xhtml:head/xf:model/xf:instance[@id='</text:span><text:span text:style-name="T2">fr-form-util</text:span><text:span text:style-name="T1">']/util</text:span></text:p>
          </table:table-cell>
          <table:table-cell office:value-type="string" calcext:value-type="string">
            <text:p>commencer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span text:style-name="T1">/xhtml:html/xhtml:head/xf:model/xf:instance[@id='</text:span><text:span text:style-name="T2">fr-form-util</text:span><text:span text:style-name="T1">']/util</text:span></text:p>
          </table:table-cell>
          <table:table-cell office:value-type="string" calcext:value-type="string">
            <text:p>precedent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span text:style-name="T1">/xhtml:html/xhtml:head/xf:model/xf:instance[@id='</text:span><text:span text:style-name="T2">fr-form-util</text:span><text:span text:style-name="T1">']/util</text:span></text:p>
          </table:table-cell>
          <table:table-cell office:value-type="string" calcext:value-type="string">
            <text:p>suivant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span text:style-name="T1">/xhtml:html/xhtml:head/xf:model/xf:instance[@id='</text:span><text:span text:style-name="T2">fr-form-util</text:span><text:span text:style-name="T1">']/util</text:span></text:p>
          </table:table-cell>
          <table:table-cell office:value-type="string" calcext:value-type="string">
            <text:p>envoyer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span text:style-name="T1">/xhtml:html/xhtml:head/xf:model/xf:instance[@id='</text:span><text:span text:style-name="T2">fr-form-util</text:span><text:span text:style-name="T1">']/util</text:span></text:p>
          </table:table-cell>
          <table:table-cell office:value-type="string" calcext:value-type="string">
            <text:p>confirmationNon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span text:style-name="T1">/xhtml:html/xhtml:head/xf:model/xf:instance[@id='</text:span><text:span text:style-name="T2">fr-form-util</text:span><text:span text:style-name="T1">']/util</text:span></text:p>
          </table:table-cell>
          <table:table-cell office:value-type="string" calcext:value-type="string">
            <text:p>confirmationOui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span text:style-name="T1">/xhtml:html/xhtml:head/xf:model/xf:instance[@id='</text:span><text:span text:style-name="T2">fr-form-util</text:span><text:span text:style-name="T1">']/util</text:span></text:p>
          </table:table-cell>
          <table:table-cell office:value-type="string" calcext:value-type="string">
            <text:p>envoi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span text:style-name="T1">/xhtml:html/xhtml:head/xf:model/xf:instance[@id='</text:span><text:span text:style-name="T2">fr-form-util</text:span><text:span text:style-name="T1">']/util</text:span></text:p>
          </table:table-cell>
          <table:table-cell office:value-type="string" calcext:value-type="string">
            <text:p>cliquabl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span text:style-name="T1">/xhtml:html/xhtml:head/xf:model/xf:instance[@id='</text:span><text:span text:style-name="T2">fr-form-util</text:span><text:span text:style-name="T1">']/util</text:span></text:p>
          </table:table-cell>
          <table:table-cell office:value-type="string" calcext:value-type="string">
            <text:p>pourcentageAvancement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span text:style-name="T1">/xhtml:html/xhtml:head/xf:model/xf:instance[@id='</text:span><text:span text:style-name="T2">fr-form-util</text:span><text:span text:style-name="T1">']/util</text:span></text:p>
          </table:table-cell>
          <table:table-cell office:value-type="string" calcext:value-type="string">
            <text:p>avancement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span text:style-name="T1">/xhtml:html/xhtml:head/xf:model/xf:instance[@id='</text:span><text:span text:style-name="T2">fr-form-util</text:span><text:span text:style-name="T1">']/util</text:span></text:p>
          </table:table-cell>
          <table:table-cell office:value-type="string" calcext:value-type="string">
            <text:p>remontePag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span text:style-name="T1">/xhtml:html/xhtml:head/xf:model/xf:instance[@id='</text:span><text:span text:style-name="T2">fr-form-util</text:span><text:span text:style-name="T1">']/util</text:span></text:p>
          </table:table-cell>
          <table:table-cell office:value-type="string" calcext:value-type="string">
            <text:p>page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span text:style-name="T1">/xhtml:html/xhtml:head/xf:model/xf:instance[@id='</text:span><text:span text:style-name="T2">fr-form-util</text:span><text:span text:style-name="T1">']/util</text:span></text:p>
          </table:table-cell>
          <table:table-cell office:value-type="string" calcext:value-type="string">
            <text:p>pages/VALIDATION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span text:style-name="T1">/xhtml:html/xhtml:head/xf:model/xf:instance[@id='</text:span><text:span text:style-name="T2">fr-form-util</text:span><text:span text:style-name="T1">']/util</text:span></text:p>
          </table:table-cell>
          <table:table-cell office:value-type="string" calcext:value-type="string">
            <text:p>pages/CONFIRMATION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span text:style-name="T1">/xhtml:html/xhtml:head/xf:model/xf:instance[@id='</text:span><text:span text:style-name="T2">fr-form-util</text:span><text:span text:style-name="T1">']/util</text:span></text:p>
          </table:table-cell>
          <table:table-cell office:value-type="string" calcext:value-type="string">
            <text:p>pages/FIN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span text:style-name="T1">/xhtml:html/xhtml:head/xf:model/xf:instance[@id='</text:span><text:span text:style-name="T2">fr-form-util</text:span><text:span text:style-name="T1">']/util</text:span></text:p>
          </table:table-cell>
          <table:table-cell office:value-type="string" calcext:value-type="string">
            <text:p>precedentSuivant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span text:style-name="T1">/xhtml:html/xhtml:head/xf:model/xf:instance[@id='</text:span><text:span text:style-name="T2">fr-form-util</text:span><text:span text:style-name="T1">']/util</text:span></text:p>
          </table:table-cell>
          <table:table-cell office:value-type="string" calcext:value-type="string">
            <text:p>changementPageEffectu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span text:style-name="T1">/xhtml:html/xhtml:head/xf:model/xf:instance[@id='</text:span><text:span text:style-name="T2">fr-form-util</text:span><text:span text:style-name="T1">']/util</text:span></text:p>
          </table:table-cell>
          <table:table-cell office:value-type="string" calcext:value-type="string">
            <text:p>messageConfirm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xhtml:html/xhtml:head/xf:model/xf:bind[@id='fr-form-util-binds']</text:p>
          </table:table-cell>
          <table:table-cell table:style-name="Default"/>
          <table:table-cell/>
          <table:table-cell office:value-type="string" calcext:value-type="string">
            <text:p>the consequences of the previous ones</text:p>
          </table:table-cell>
        </table:table-row>
        <table:table-row table:style-name="ro2">
          <table:table-cell office:value-type="string" calcext:value-type="string">
            <text:p>/xhtml:html/xhtml:head/xf:model/xf:submission/@id</text:p>
          </table:table-cell>
          <table:table-cell table:style-name="ce1" office:value-type="string" calcext:value-type="string">
            <text:p>enregistr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xhtml:html/xhtml:head/xf:model/xf:submission/@id</text:p>
          </table:table-cell>
          <table:table-cell table:style-name="ce1" office:value-type="string" calcext:value-type="string">
            <text:p>expedi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xhtml:html/xhtml:head/xf:model/xf:submission/@id</text:p>
          </table:table-cell>
          <table:table-cell table:style-name="ce1" office:value-type="string" calcext:value-type="string">
            <text:p>expedierPd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xhtml:html/xhtml:head/xf:model/xf:action/@ev:event</text:p>
          </table:table-cell>
          <table:table-cell table:style-name="ce1" office:value-type="string" calcext:value-type="string">
            <text:p>ChangementPa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xhtml:html/xhtml:head/xf:model/xf:action/@ev:event</text:p>
          </table:table-cell>
          <table:table-cell table:style-name="ce1" office:value-type="string" calcext:value-type="string">
            <text:p>ChangementPageEffect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xhtml:html/xhtml:head/xf:model/xf:submission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/xhtml:html/xhtml:head/xf:model/xf:action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/xhtml:html/xhtml:body/fr:view/fr:body</text:p>
          </table:table-cell>
          <table:table-cell table:style-name="ce5" office:value-type="string" calcext:value-type="string">
            <text:p><text:span text:style-name="T9">            </text:span><text:span text:style-name="T7">&lt;xf:input</text:span><text:span text:style-name="T5"> id</text:span><text:span text:style-name="T6">=</text:span><text:span text:style-name="T2">"remontePage-control"</text:span><text:span text:style-name="T5">               bind</text:span><text:span text:style-name="T6">=</text:span><text:span text:style-name="T2">"remontePage-bind"</text:span><text:span text:style-name="T5"> class</text:span><text:span text:style-name="T6">=</text:span><text:span text:style-name="T2">"remontePage"</text:span><text:span text:style-name="T7">/&gt;</text:span>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/xhtml:html/xhtml:body/fr:view/fr:body</text:p>
          </table:table-cell>
          <table:table-cell table:style-name="ce5" office:value-type="string" calcext:value-type="string">
            <text:p><text:span text:style-name="T4">&lt;xhtml:div</text:span><text:span text:style-name="T5"> class</text:span><text:span text:style-name="T6">=</text:span><text:span text:style-name="T2">"barreFixe"</text:span><text:span text:style-name="T7">&gt;</text:span><text:span text:style-name="T8">               </text:span><text:span text:style-name="T7">&lt;xf:output</text:span><text:span text:style-name="T5"> id</text:span><text:span text:style-name="T6">=</text:span><text:span text:style-name="T2">"BarreFixe-control"</text:span><text:span text:style-name="T5"> bind</text:span><text:span text:style-name="T6">=</text:span><text:span text:style-name="T2">"BarreFixe-bind"</text:span><text:span text:style-name="T7">&gt;</text:span><text:span text:style-name="T8">                  </text:span><text:span text:style-name="T7">&lt;xf:label</text:span><text:span text:style-name="T5">                     ref</text:span><text:span text:style-name="T6">=</text:span><text:span text:style-name="T2">"$form-resources/BarreFixe/label"</text:span><text:span text:style-name="T5"> mediatype</text:span><text:span text:style-name="T6">=</text:span><text:span text:style-name="T2">"text/html"</text:span><text:span text:style-name="T5">                  </text:span><text:span text:style-name="T7">/&gt;</text:span><text:span text:style-name="T8">               </text:span><text:span text:style-name="T7">&lt;/xf:output&gt;</text:span><text:span text:style-name="T8">               </text:span><text:span text:style-name="T7">&lt;xhtml:span</text:span><text:span text:style-name="T5"> class</text:span><text:span text:style-name="T6">=</text:span><text:span text:style-name="T2">"droite"</text:span><text:span text:style-name="T7">&gt;</text:span><text:span text:style-name="T8">                  </text:span><text:span text:style-name="T7">&lt;xf:output</text:span><text:span text:style-name="T5"> id</text:span><text:span text:style-name="T6">=</text:span><text:span text:style-name="T2">"avancement-control"</text:span><text:span text:style-name="T5">                     bind</text:span><text:span text:style-name="T6">=</text:span><text:span text:style-name="T2">"avancement-bind"</text:span><text:span text:style-name="T7">&gt;</text:span><text:span text:style-name="T8">                     </text:span><text:span text:style-name="T7">&lt;xf:label</text:span><text:span text:style-name="T5"> ref</text:span><text:span text:style-name="T6">=</text:span><text:span text:style-name="T2">"$form-resources/avancement/label"</text:span><text:span text:style-name="T5">                        mediatype</text:span><text:span text:style-name="T6">=</text:span><text:span text:style-name="T2">"text/html"</text:span><text:span text:style-name="T7">/&gt;</text:span><text:span text:style-name="T8">                  </text:span><text:span text:style-name="T7">&lt;/xf:output&gt;&lt;xhtml:progress</text:span><text:span text:style-name="T5"> id</text:span><text:span text:style-name="T6">=</text:span><text:span text:style-name="T2">"avancement"</text:span><text:span text:style-name="T5"> max</text:span><text:span text:style-name="T6">=</text:span><text:span text:style-name="T2">"100"</text:span><text:span text:style-name="T5">                     value</text:span><text:span text:style-name="T6">=</text:span><text:span text:style-name="T2">"{instance(&amp;#34;fr-form-util&amp;#34;)/pourcentageAvancement}"</text:span><text:span text:style-name="T7">/&gt;</text:span><text:span text:style-name="T8">                  </text:span><text:span text:style-name="T7">&lt;xf:output</text:span><text:span text:style-name="T5">                     id</text:span><text:span text:style-name="T6">=</text:span><text:span text:style-name="T2">"pourcentageAvancement"</text:span><text:span text:style-name="T5"> ref</text:span><text:span text:style-name="T6">=</text:span><text:span text:style-name="T2">"instance('fr-form-util')/pourcentageAvancement"</text:span><text:span text:style-name="T5">                  </text:span><text:span text:style-name="T7">/&gt;</text:span><text:span text:style-name="T8"> %               </text:span><text:span text:style-name="T7">&lt;/xhtml:span&gt;</text:span><text:span text:style-name="T8">            </text:span><text:span text:style-name="T7">&lt;/xhtml:div&gt;</text:span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/xhtml:html/xhtml:body/fr:view/fr:body</text:p>
          </table:table-cell>
          <table:table-cell table:style-name="ce5" office:value-type="string" calcext:value-type="string">
            <text:p><text:span text:style-name="T4">&lt;xhtml:div</text:span><text:span text:style-name="T5"> class</text:span><text:span text:style-name="T6">=</text:span><text:span text:style-name="T2">"perso-formulaire"</text:span><text:span text:style-name="T7">/&gt;</text:span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xhtml:html/xhtml:body/fr:view/fr:body/xf:switch/@id</text:p>
          </table:table-cell>
          <table:table-cell table:style-name="ce1" office:value-type="string" calcext:value-type="string">
            <text:p>corpsSec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xhtml:html/xhtml:body/fr:view/fr:body//@class</text:p>
          </table:table-cell>
          <table:table-cell table:style-name="ce1" office:value-type="string" calcext:value-type="string">
            <text:p>ques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xhtml:html/xhtml:body/fr:view/fr:body/xf:input/@class</text:p>
          </table:table-cell>
          <table:table-cell table:style-name="ce1" office:value-type="string" calcext:value-type="string">
            <text:p>tex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xhtml:html/xhtml:body/fr:view/fr:body/xf:input/@class</text:p>
          </table:table-cell>
          <table:table-cell table:style-name="ce1" office:value-type="string" calcext:value-type="string">
            <text:p>Texte30 ; texte100, etc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xhtml:html/xhtml:body/fr:view/fr:body//@class</text:p>
          </table:table-cell>
          <table:table-cell table:style-name="ce1" office:value-type="string" calcext:value-type="string">
            <text:p>paragraph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xhtml:html/xhtml:body/fr:view/fr:body//@class</text:p>
          </table:table-cell>
          <table:table-cell table:style-name="ce1" office:value-type="string" calcext:value-type="string">
            <text:p>tableauComplex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xhtml:html/xhtml:body/fr:view/fr:body//@class</text:p>
          </table:table-cell>
          <table:table-cell table:style-name="ce1" office:value-type="string" calcext:value-type="string">
            <text:p>fauxTablea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xhtml:html/xhtml:body/fr:view/fr:body//@class</text:p>
          </table:table-cell>
          <table:table-cell table:style-name="ce1" office:value-type="string" calcext:value-type="string">
            <text:p>nomb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xhtml:html/xhtml:body/fr:view/fr:body//@class</text:p>
          </table:table-cell>
          <table:table-cell table:style-name="ce1" office:value-type="string" calcext:value-type="string">
            <text:p>centre</text:p>
          </table:table-cell>
          <table:table-cell table:number-columns-repeated="2"/>
        </table:table-row>
        <table:table-row table:style-name="ro4">
          <table:table-cell table:style-name="ce5" office:value-type="string" calcext:value-type="string">
            <text:p><text:span text:style-name="T4">&lt;fr:section</text:span><text:span text:style-name="T5"> id</text:span><text:span text:style-name="T6">=</text:span><text:span text:style-name="T2">"VALIDATION-control"</text:span></text:p>
          </table:table-cell>
          <table:table-cell table:style-name="Default"/>
          <table:table-cell table:number-columns-repeated="2"/>
        </table:table-row>
        <table:table-row table:style-name="ro4">
          <table:table-cell table:style-name="ce5" office:value-type="string" calcext:value-type="string">
            <text:p><text:span text:style-name="T4">&lt;fr:section</text:span><text:span text:style-name="T5"> id</text:span><text:span text:style-name="T6">=</text:span><text:span text:style-name="T2">"CONFIRMATION-control"</text:span></text:p>
          </table:table-cell>
          <table:table-cell table:style-name="Default"/>
          <table:table-cell table:number-columns-repeated="2"/>
        </table:table-row>
        <table:table-row table:style-name="ro4">
          <table:table-cell table:style-name="ce5" office:value-type="string" calcext:value-type="string">
            <text:p><text:span text:style-name="T4">&lt;fr:section</text:span><text:span text:style-name="T5"> id</text:span><text:span text:style-name="T6">=</text:span><text:span text:style-name="T2">"FIN-control"</text:span><text:span text:style-name="T5"> </text:span>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/xhtml:html/xhtml:body/fr:view/fr:body/xxf:dialog/@id</text:p>
          </table:table-cell>
          <table:table-cell table:style-name="ce1" office:value-type="string" calcext:value-type="string">
            <text:p>erreu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xhtml:html/xhtml:body/fr:view/fr:body/xxf:dialog/@id</text:p>
          </table:table-cell>
          <table:table-cell table:style-name="ce1" office:value-type="string" calcext:value-type="string">
            <text:p>avertisse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xhtml:html/xhtml:body/fr:view/fr:body/xxf:dialog/@id</text:p>
          </table:table-cell>
          <table:table-cell table:style-name="ce1" office:value-type="string" calcext:value-type="string">
            <text:p>bienven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xhtml:html/xhtml:body/fr:view/fr:buttons/xf:trigger/@bind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0">00/00/0000</text:date>, <text:time style:data-style-name="N2" text:time-value="19:20:02.0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çois Bulot</meta:initial-creator>
    <meta:creation-date>2016-08-10T14:50:33.139000000</meta:creation-date>
    <dc:date>2016-08-10T19:24:32.059000000</dc:date>
    <dc:creator>François Bulot</dc:creator>
    <meta:editing-duration>PT29M35S</meta:editing-duration>
    <meta:editing-cycles>3</meta:editing-cycles>
    <meta:generator>LibreOffice/4.3.5.2$Windows_x86 LibreOffice_project/3a87456aaa6a95c63eea1c1b3201acedf0751bd5</meta:generator>
    <meta:document-statistic meta:table-count="1" meta:cell-count="129" meta:object-count="0"/>
  </office:meta>
</office:document-meta>
</file>